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7.5in" table:align="margins"/>
    </style:style>
    <style:style style:name="Table4.A" style:family="table-column">
      <style:table-column-properties style:column-width="3.9063in" style:rel-column-width="34132*"/>
    </style:style>
    <style:style style:name="Table4.B" style:family="table-column">
      <style:table-column-properties style:column-width="3.5938in" style:rel-column-width="31403*"/>
    </style:style>
    <style:style style:name="Table4.A1" style:family="table-cell">
      <style:table-cell-properties style:vertical-align="middle" fo:padding="0.0382in" fo:border="none"/>
    </style:style>
    <style:style style:name="Table2" style:family="table">
      <style:table-properties style:width="7.5021in" fo:margin-left="0in" fo:margin-right="-0.002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1688in" style:rel-column-width="4563*"/>
    </style:style>
    <style:style style:name="Table2.B" style:family="table-column">
      <style:table-column-properties style:column-width="1.4979in" style:rel-column-width="2157*"/>
    </style:style>
    <style:style style:name="Table2.C" style:family="table-column">
      <style:table-column-properties style:column-width="2.8354in" style:rel-column-width="4083*"/>
    </style:style>
    <style:style style:name="Table2.A1" style:family="table-cell">
      <style:table-cell-properties style:vertical-align="middle" fo:padding="0.0382in" fo:border="none"/>
    </style:style>
    <style:style style:name="Table2.2" style:family="table-row">
      <style:table-row-properties style:min-row-height="0.4174in" fo:background-color="transparent" style:keep-together="true" fo:keep-together="auto">
        <style:background-image/>
      </style:table-row-properties>
    </style:style>
    <style:style style:name="Table2.A2" style:family="table-cell">
      <style:table-cell-properties style:vertical-align="middle" fo:background-color="transparent" fo:padding="0.0382in" fo:border="none" style:writing-mode="page">
        <style:background-image/>
      </style:table-cell-properties>
    </style:style>
    <style:style style:name="Table2.3" style:family="table-row">
      <style:table-row-properties style:min-row-height="0.5292in" fo:background-color="transparent" style:keep-together="true" fo:keep-together="auto">
        <style:background-image/>
      </style:table-row-properties>
    </style:style>
    <style:style style:name="Table2.5" style:family="table-row">
      <style:table-row-properties style:min-row-height="0.5785in"/>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style:vertical-align="middle" fo:padding="0.0382in" fo:border-left="none" fo:border-right="none" fo:border-top="0.0007in solid #000000" fo:border-bottom="none"/>
    </style:style>
    <style:style style:name="P1" style:family="paragraph" style:parent-style-name="Heading_20_5">
      <style:text-properties style:font-name="Georgia" fo:font-size="10pt" style:font-size-asian="10pt" style:font-size-complex="10pt"/>
    </style:style>
    <style:style style:name="P2" style:family="paragraph" style:parent-style-name="Heading_20_5">
      <style:paragraph-properties fo:text-align="center" style:justify-single-word="false"/>
      <style:text-properties style:font-name="Georgia"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font-name="Georgia"/>
    </style:style>
    <style:style style:name="P5" style:family="paragraph" style:parent-style-name="Standard">
      <style:paragraph-properties fo:text-align="center" style:justify-single-word="false"/>
      <style:text-properties style:font-name="Georgia" fo:font-size="10pt" style:font-size-asian="10pt" style:font-size-complex="10pt"/>
    </style:style>
    <style:style style:name="P6" style:family="paragraph" style:parent-style-name="Standard">
      <style:paragraph-properties fo:margin-top="0in" fo:margin-bottom="0.1965in"/>
    </style:style>
    <style:style style:name="P7" style:family="paragraph" style:parent-style-name="Text_20_body">
      <style:text-properties style:font-name="Georgia" fo:font-size="10pt" style:font-size-asian="10pt" style:font-size-complex="10pt"/>
    </style:style>
    <style:style style:name="P8" style:family="paragraph" style:parent-style-name="Text_20_body">
      <style:paragraph-properties fo:text-align="center" style:justify-single-word="false"/>
      <style:text-properties style:font-name="Georgia" fo:font-size="10pt" style:font-size-asian="10pt" style:font-size-complex="10pt"/>
    </style:style>
    <style:style style:name="P9" style:family="paragraph" style:parent-style-name="Text_20_body">
      <style:paragraph-properties fo:text-align="center" style:justify-single-word="false"/>
      <style:text-properties style:font-name="Georgia" fo:font-size="12pt" style:font-name-asian="SimSun" style:font-size-asian="12pt" style:font-name-complex="Lucida Sans" style:font-size-complex="12pt"/>
    </style:style>
    <style:style style:name="P10" style:family="paragraph" style:parent-style-name="Text_20_body">
      <style:paragraph-properties fo:text-align="center" style:justify-single-word="false"/>
    </style:style>
    <style:style style:name="P11" style:family="paragraph" style:parent-style-name="Heading_20_3">
      <style:paragraph-properties fo:line-height="100%" fo:text-align="center" style:justify-single-word="false"/>
      <style:text-properties style:font-name="Georgia" fo:font-size="12pt" style:font-size-asian="12pt" style:font-size-complex="12pt"/>
    </style:style>
    <style:style style:name="P12" style:family="paragraph" style:parent-style-name="Text_20_body">
      <style:paragraph-properties fo:margin-top="0in" fo:margin-bottom="0in" fo:text-align="center" style:justify-single-word="false"/>
      <style:text-properties style:font-name="Georgia" fo:font-size="12pt" style:font-name-asian="SimSun" style:font-size-asian="12pt" style:font-name-complex="Lucida Sans" style:font-size-complex="12pt"/>
    </style:style>
    <style:style style:name="P13" style:family="paragraph" style:parent-style-name="Text_20_body">
      <style:paragraph-properties fo:background-color="#eeeeee">
        <style:background-image/>
      </style:paragraph-properties>
    </style:style>
    <style:style style:name="P14" style:family="paragraph" style:parent-style-name="Text_20_body">
      <style:paragraph-properties fo:text-align="center" style:justify-single-word="false" fo:background-color="#eeeeee">
        <style:background-image/>
      </style:paragraph-properties>
      <style:text-properties style:font-name="Georgia" fo:font-size="10.5pt" fo:font-weight="normal" style:font-size-asian="10.5pt" style:font-weight-asian="normal" style:font-size-complex="10.5pt" style:font-weight-complex="normal"/>
    </style:style>
    <style:style style:name="P15" style:family="paragraph" style:parent-style-name="Heading_20_5">
      <style:paragraph-properties fo:margin-top="0.1665in" fo:margin-bottom="0.0835in" fo:text-align="center" style:justify-single-word="false"/>
      <style:text-properties style:font-name="Georgia" fo:font-size="12pt" style:font-size-asian="12pt" style:font-size-complex="12pt"/>
    </style:style>
    <style:style style:name="P16" style:family="paragraph" style:parent-style-name="Heading_20_5" style:list-style-name="L4">
      <style:text-properties style:font-name="Georgia" fo:font-size="10pt" style:font-size-asian="10pt" style:font-size-complex="10pt"/>
    </style:style>
    <style:style style:name="P17" style:family="paragraph" style:parent-style-name="Heading_20_5">
      <style:paragraph-properties fo:text-align="start" style:justify-single-word="false"/>
    </style:style>
    <style:style style:name="P18" style:family="paragraph" style:parent-style-name="Heading_20_5">
      <style:paragraph-properties fo:margin-top="0.1665in" fo:margin-bottom="0.0835in" fo:text-align="center" style:justify-single-word="false"/>
      <style:text-properties style:font-name="Georgia" fo:font-size="12pt" style:font-size-asian="12pt" style:font-size-complex="12pt"/>
    </style:style>
    <style:style style:name="P19" style:family="paragraph" style:parent-style-name="Standard">
      <style:paragraph-properties fo:margin-top="0in" fo:margin-bottom="0.1965in"/>
    </style:style>
    <style:style style:name="P20" style:family="paragraph" style:parent-style-name="Text_20_body">
      <style:text-properties style:font-name="Georgia" fo:font-size="10pt" style:font-size-asian="10pt" style:font-size-complex="10pt"/>
    </style:style>
    <style:style style:name="P21" style:family="paragraph" style:parent-style-name="Text_20_body" style:list-style-name="L3">
      <style:text-properties style:font-name="Georgia" fo:font-size="10pt" style:font-size-asian="10pt" style:font-size-complex="10pt"/>
    </style:style>
    <style:style style:name="P22" style:family="paragraph" style:parent-style-name="Text_20_body" style:list-style-name="L4">
      <style:text-properties style:font-name="Georgia" fo:font-size="10pt" style:font-size-asian="10pt" style:font-size-complex="10pt"/>
    </style:style>
    <style:style style:name="P23" style:family="paragraph" style:parent-style-name="Text_20_body" style:list-style-name="L4">
      <style:text-properties style:font-name="Georgia" fo:font-size="10pt" fo:font-weight="bold" style:font-size-asian="10pt" style:font-weight-asian="bold" style:font-size-complex="10pt" style:font-weight-complex="bold"/>
    </style:style>
    <style:style style:name="P24" style:family="paragraph" style:parent-style-name="Text_20_body">
      <style:paragraph-properties fo:text-align="center" style:justify-single-word="false"/>
    </style:style>
    <style:style style:name="P25" style:family="paragraph" style:parent-style-name="Text_20_body" style:list-style-name="L1">
      <style:paragraph-properties fo:margin-top="0in" fo:margin-bottom="0in"/>
      <style:text-properties style:font-name="Georgia" fo:font-size="10pt" style:font-size-asian="10pt" style:font-size-complex="10pt"/>
    </style:style>
    <style:style style:name="P26" style:family="paragraph" style:parent-style-name="Text_20_body">
      <style:paragraph-properties fo:margin-top="0in" fo:margin-bottom="0in" fo:text-align="start" style:justify-single-word="false"/>
      <style:text-properties style:font-name="Georgia" fo:font-size="10pt" style:font-size-asian="10pt" style:font-size-complex="10pt"/>
    </style:style>
    <style:style style:name="P27" style:family="paragraph" style:parent-style-name="Text_20_body" style:list-style-name="L1">
      <style:paragraph-properties fo:margin-top="0in" fo:margin-bottom="0in" fo:text-align="start" style:justify-single-word="false"/>
      <style:text-properties style:font-name="Georgia" fo:font-size="10pt" style:font-size-asian="10pt" style:font-size-complex="10pt"/>
    </style:style>
    <style:style style:name="P28" style:family="paragraph" style:parent-style-name="Text_20_body" style:list-style-name="L2">
      <style:paragraph-properties fo:margin-top="0in" fo:margin-bottom="0in"/>
      <style:text-properties style:font-name="Georgia" fo:font-size="10pt" style:font-size-asian="10pt" style:font-size-complex="10pt"/>
    </style:style>
    <style:style style:name="P29" style:family="paragraph" style:parent-style-name="Text_20_body" style:list-style-name="L4">
      <style:paragraph-properties fo:margin-top="0in" fo:margin-bottom="0in"/>
      <style:text-properties style:font-name="Georgia" fo:font-size="10pt" style:font-size-asian="10pt" style:font-size-complex="10pt"/>
    </style:style>
    <style:style style:name="P30" style:family="paragraph" style:parent-style-name="Text_20_body" style:list-style-name="L1">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Georgia"/>
    </style:style>
    <style:style style:name="T4" style:family="text">
      <style:text-properties style:font-name="Georgia" fo:font-size="10pt" style:font-size-asian="10pt" style:font-size-complex="10pt"/>
    </style:style>
    <style:style style:name="T5" style:family="text">
      <style:text-properties style:font-name="Georgia" fo:font-size="10pt" fo:font-weight="bold" style:font-size-asian="10pt" style:font-size-complex="10pt"/>
    </style:style>
    <style:style style:name="T6" style:family="text">
      <style:text-properties style:font-name="Georgia" fo:font-size="12pt" style:font-size-asian="12pt" style:font-size-complex="12pt"/>
    </style:style>
    <style:style style:name="T7" style:family="text">
      <style:text-properties style:font-name="Georgia" fo:font-size="12pt" fo:font-weight="bold" style:font-size-asian="12pt" style:font-weight-asian="bold" style:font-size-complex="12pt" style:font-weight-complex="bold"/>
    </style:style>
    <style:style style:name="T8" style:family="text">
      <style:text-properties style:font-name="Georgia" fo:font-size="10.5pt" fo:font-weight="bold" style:font-size-asian="10.5pt" style:font-size-complex="10.5pt"/>
    </style:style>
    <style:style style:name="T9" style:family="text">
      <style:text-properties style:font-name="Georgia" fo:font-size="10.5pt" style:font-size-asian="10.5pt" style:font-size-complex="10.5pt"/>
    </style:style>
    <style:style style:name="T10" style:family="text">
      <style:text-properties style:font-name="Georgia" fo:font-size="9pt" style:font-size-asian="9pt" style:font-size-complex="9pt"/>
    </style:style>
    <style:style style:name="T11" style:family="text">
      <style:text-properties style:font-name="Georgia" fo:font-size="9pt" fo:font-weight="bold" style:font-size-asian="9pt" style:font-size-complex="9pt"/>
    </style:style>
    <style:style style:name="T12" style:family="text">
      <style:text-properties fo:font-size="10pt" style:font-size-asian="10pt" style:font-size-complex="10pt"/>
    </style:style>
    <style:style style:name="T13" style:family="text">
      <style:text-properties fo:font-size="10.5pt" style:font-size-asian="10.5pt" style:font-size-complex="10.5pt"/>
    </style:style>
    <style:style style:name="T14" style:family="text">
      <style:text-properties fo:font-size="10.5pt" fo:font-weight="bold" style:font-size-asian="10.5pt" style:font-size-complex="10.5pt"/>
    </style:style>
    <style:style style:name="T15" style:family="text">
      <style:text-properties fo:font-weight="normal" style:font-weight-asian="normal" style:font-weight-complex="normal"/>
    </style:style>
    <style:style style:name="T16" style:family="text">
      <style:text-properties fo:font-size="12pt" fo:font-weight="bold" style:font-size-asian="12pt" style:font-size-complex="12pt"/>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row>
          <table:table-cell table:style-name="Table4.A1" office:value-type="string">
            <text:h text:style-name="P11" text:outline-level="3"><text:span text:style-name="T1">E</text:span>rrin <text:span text:style-name="T1">J</text:span>ohnson</text:h>
            <text:h text:style-name="P11" text:outline-level="3">Front-End Developer | Database Developer</text:h>
            <text:p text:style-name="P4"/>
          </table:table-cell>
          <table:table-cell table:style-name="Table4.A1" office:value-type="string">
            <text:p text:style-name="P3"><text:a xlink:type="simple" xlink:href="mailto:errin.connects@gmail.com" text:style-name="Internet_20_link" text:visited-style-name="Visited_20_Internet_20_Link"><text:span text:style-name="T3">erri</text:span></text:a><draw:frame draw:style-name="fr1" draw:name="Frame1" text:anchor-type="char" svg:x="1.1in" svg:y="0.552in" svg:width="1.1362in" draw:z-index="0"><draw:text-box fo:min-height="0.3134in"><text:p text:style-name="P3"><text:a xlink:type="simple" xlink:href="https://calendly.com/errin-connects/15min" text:style-name="Internet_20_link" text:visited-style-name="Visited_20_Internet_20_Link">Book Time</text:a></text:p></draw:text-box></draw:frame><text:a xlink:type="simple" xlink:href="mailto:errin.connects@gmail.com" text:style-name="Internet_20_link" text:visited-style-name="Visited_20_Internet_20_Link"><text:span text:style-name="T3">n.connects@gmail.com</text:span></text:a><text:span text:style-name="T3"> </text:span></text:p>
            <text:p text:style-name="P3"><text:a xlink:type="simple" xlink:href="tel:5022020759" text:style-name="Internet_20_link" text:visited-style-name="Visited_20_Internet_20_Link"><text:span text:style-name="T3">(502)202-0759</text:span></text:a><text:span text:style-name="T3"> </text:span></text:p>
            <text:p text:style-name="P3"><text:a xlink:type="simple" xlink:href="https://calendly.com/errin-connects/15min" text:style-name="Internet_20_link" text:visited-style-name="Visited_20_Internet_20_Link"><text:span text:style-name="T3"/></text:a></text:p>
          </table:table-cell>
        </table:table-row>
      </table:table>
      <text:p text:style-name="P6"><text:a xlink:type="simple" xlink:href="https://s3.us-west-2.amazonaws.com/alchemymomentum.com/resume/index.html#footnote" text:style-name="Internet_20_link" text:visited-style-name="Visited_20_Internet_20_Link"><text:span text:style-name="Q"><text:span text:style-name="T10">[1] </text:span></text:span></text:a><text:span text:style-name="Q"><text:span text:style-name="T10">In fact, the results from semi-constructive 189 interviews demonstrate that 93 percent of all interviewed employers rank the </text:span></text:span><text:span text:style-name="Q"><text:span text:style-name="T11">soft skills</text:span></text:span><text:span text:style-name="Q"><text:span text:style-name="T10"> related to leadership as the single most essential skills to master in the future of healthcare and STEM. </text:span></text:span><text:span text:style-name="Q"><text:span text:style-name="T11">-Haleh Karimi</text:span></text:span><text:span text:style-name="T10"> </text:span></text:p>
      <text:p text:style-name="P6"><text:span text:style-name="T7">Professional Summary</text:span><text:span text:style-name="T6"><text:tab/></text:span><text:a xlink:type="simple" xlink:href="https://s3.us-west-2.amazonaws.com/alchemymomentum.com/resume/index.html#footnote2" text:style-name="Internet_20_link" text:visited-style-name="Visited_20_Internet_20_Link"><text:span text:style-name="T4">[2]</text:span></text:a><text:span text:style-name="T4"> I am a “Just in Time”(JiT) learner that researches solutions. I love to code and create databases. I am naturally investigative, I started out taking apart computers to see how they work and watch DIY programs to learn what I needed at that time, such as, replace a screen on a tablet, or iPhone. </text:span></text:p>
      <text:p text:style-name="P7">I learned MS Access to create a simple database so I could do my job better, I went on to create another database for the same company, trained their employees, users of the databases, and communicated with their IT department to add the database to a companies network, to maintain and to update. My best successes was when their was collaboration with my peers. I believe in good communication, simple considerations and the ability to give someone’s idea an opportunity to succeed, cooperation. </text:p>
      <text:h text:style-name="P17" text:outline-level="5"><text:span text:style-name="T4"><text:tab/></text:span><text:a xlink:type="simple" xlink:href="http://alchemymomentum.com/codeTest.html" office:target-frame-name="_blank" xlink:show="new" text:style-name="Internet_20_link" text:visited-style-name="Visited_20_Internet_20_Link"><text:span text:style-name="T6">Software Development Skills</text:span></text:a><text:span text:style-name="T4"><text:tab/></text:span><text:span text:style-name="T6">Level<text:tab/></text:span><text:span text:style-name="T4"><text:tab/><text:tab/><text:tab/></text:span><text:span text:style-name="T6">Soft Skills</text:span></text:h>
      <table:table table:name="Table2" table:style-name="Table2">
        <table:table-column table:style-name="Table2.A"/>
        <table:table-column table:style-name="Table2.B"/>
        <table:table-column table:style-name="Table2.C"/>
        <table:table-row>
          <table:table-cell table:style-name="Table2.A1" office:value-type="string">
            <text:list xml:id="list6019787679981477283" text:style-name="L1">
              <text:list-header>
                <text:p text:style-name="P25">HTML, CSS Grid, Flex-box, JavaScript, Git <text:s/></text:p>
              </text:list-header>
            </text:list>
          </table:table-cell>
          <table:table-cell table:style-name="Table2.A1" office:value-type="string">
            <text:p text:style-name="P26"><text:s text:c="14"/>intermediate</text:p>
          </table:table-cell>
          <table:table-cell table:style-name="Table2.A1" table:number-rows-spanned="3" office:value-type="string">
            <text:list xml:id="list39459011" text:continue-numbering="true" text:style-name="L1">
              <text:list-header>
                <text:p text:style-name="P27">"Just in Time" Learner </text:p>
                <text:p text:style-name="P27">Problem Solving </text:p>
                <text:p text:style-name="P27">Big Picture Thinking </text:p>
                <text:p text:style-name="P27">Communication, Consideration </text:p>
                <text:p text:style-name="P27">Collaboration, Cooperation </text:p>
              </text:list-header>
            </text:list>
          </table:table-cell>
        </table:table-row>
        <table:table-row table:style-name="Table2.2">
          <table:table-cell table:style-name="Table2.A2" office:value-type="string">
            <text:list xml:id="list39447400" text:continue-numbering="true" text:style-name="L1">
              <text:list-header>
                <text:p text:style-name="P25">Bootstrap Framework </text:p>
              </text:list-header>
            </text:list>
          </table:table-cell>
          <table:table-cell table:style-name="Table2.A2" office:value-type="string">
            <text:list xml:id="list39457666" text:continue-numbering="true" text:style-name="L1">
              <text:list-header>
                <text:p text:style-name="P27">intermediate</text:p>
              </text:list-header>
            </text:list>
          </table:table-cell>
          <table:covered-table-cell/>
        </table:table-row>
        <table:table-row table:style-name="Table2.3">
          <table:table-cell table:style-name="Table2.A2" table:number-rows-spanned="2" office:value-type="string">
            <text:list xml:id="list39473351" text:continue-numbering="true" text:style-name="L1">
              <text:list-header>
                <text:p text:style-name="P25">Amazon Web Services: </text:p>
                <text:list>
                  <text:list-item>
                    <text:p text:style-name="P25">S3, EC2, Route53 </text:p>
                  </text:list-item>
                  <text:list-item>
                    <text:p text:style-name="P25">Relational Database Service(RDS)</text:p>
                  </text:list-item>
                </text:list>
              </text:list-header>
            </text:list>
          </table:table-cell>
          <table:table-cell table:style-name="Table2.A2" office:value-type="string">
            <text:list xml:id="list39450414" text:continue-numbering="true" text:style-name="L1">
              <text:list-header>
                <text:p text:style-name="P27">basic</text:p>
              </text:list-header>
            </text:list>
          </table:table-cell>
          <table:covered-table-cell/>
        </table:table-row>
        <table:table-row>
          <table:covered-table-cell/>
          <table:table-cell table:style-name="Table2.A1" table:number-rows-spanned="2" table:number-columns-spanned="2" office:value-type="string">
            <text:p text:style-name="Standard"/>
            <text:list xml:id="list39464067" text:continue-numbering="true" text:style-name="L1">
              <text:list-header>
                <text:p text:style-name="P25">intermediate</text:p>
              </text:list-header>
            </text:list>
          </table:table-cell>
          <table:covered-table-cell/>
        </table:table-row>
        <table:table-row table:style-name="Table2.5">
          <table:table-cell table:style-name="Table2.A1" office:value-type="string">
            <text:list xml:id="list39455061" text:continue-numbering="true" text:style-name="L1">
              <text:list-header>
                <text:p text:style-name="P25">Microsoft Access Database | </text:p>
                <text:list text:continue-numbering="true">
                  <text:list-item>
                    <text:p text:style-name="P30"><text:a xlink:type="simple" xlink:href="https://docs.microsoft.com/en-us/sql/ssma/access/sql-server-migration-assistant-for-access-accesstosql?view=sql-server-ver15" text:style-name="Internet_20_link" text:visited-style-name="Visited_20_Internet_20_Link"><text:span text:style-name="T4">Database Migrations | SQL Server Migration Assistant (SSMA) </text:span></text:a><text:span text:style-name="T4"><text:s/></text:span></text:p>
                  </text:list-item>
                </text:list>
              </text:list-header>
            </text:list>
          </table:table-cell>
          <table:covered-table-cell/>
          <table:covered-table-cell/>
        </table:table-row>
      </table:table>
      <text:h text:style-name="P15" text:outline-level="5"><text:span text:style-name="T1"><text:s/></text:span></text:h>
      <text:h text:style-name="P15" text:outline-level="5"><text:a xlink:type="simple" xlink:href="https://rockitwomen.com/team" office:target-frame-name="_blank" xlink:show="new" text:style-name="Internet_20_link" text:visited-style-name="Visited_20_Internet_20_Link"><text:span text:style-name="T14">R</text:span></text:a><text:a xlink:type="simple" xlink:href="https://rockitwomen.com/team" office:target-frame-name="_blank" xlink:show="new" text:style-name="Internet_20_link" text:visited-style-name="Visited_20_Internet_20_Link"><text:span text:style-name="T13">ockit </text:span></text:a><text:a xlink:type="simple" xlink:href="https://rockitwomen.com/team" office:target-frame-name="_blank" xlink:show="new" text:style-name="Internet_20_link" text:visited-style-name="Visited_20_Internet_20_Link"><text:span text:style-name="T14">W</text:span></text:a><text:a xlink:type="simple" xlink:href="https://rockitwomen.com/team" office:target-frame-name="_blank" xlink:show="new" text:style-name="Internet_20_link" text:visited-style-name="Visited_20_Internet_20_Link"><text:span text:style-name="T13">omen</text:span></text:a><text:span text:style-name="T13"> | 07-2019 / current</text:span></text:h>
      <text:p text:style-name="P5">Front-End Developer | Louisville, KY</text:p>
      <text:p text:style-name="P5"/>
      <text:p text:style-name="P7">Main responsibility is the customization of the online platform Event Combo. RockIt Women (RW) started using Event Combo because of the price point and support services but the issue with the customization of the events web page needed . Event Combos’ documentation was limited on the subject, and support services took request to have features added, but RW needed a certain resolution. I found a way to insert my CSS , JS links in the refund policy area. </text:p>
      <text:p text:style-name="P7"/>
      <text:p text:style-name="P10"><text:a xlink:type="simple" xlink:href="https://www.codelouisville.org/" office:target-frame-name="_blank" xlink:show="new" text:style-name="Internet_20_link" text:visited-style-name="Visited_20_Internet_20_Link"><text:span text:style-name="T8">C</text:span></text:a><text:a xlink:type="simple" xlink:href="https://www.codelouisville.org/" office:target-frame-name="_blank" xlink:show="new" text:style-name="Internet_20_link" text:visited-style-name="Visited_20_Internet_20_Link"><text:span text:style-name="T9">ode </text:span></text:a><text:a xlink:type="simple" xlink:href="https://www.codelouisville.org/" office:target-frame-name="_blank" xlink:show="new" text:style-name="Internet_20_link" text:visited-style-name="Visited_20_Internet_20_Link"><text:span text:style-name="T8">L</text:span></text:a><text:a xlink:type="simple" xlink:href="https://www.codelouisville.org/" office:target-frame-name="_blank" xlink:show="new" text:style-name="Internet_20_link" text:visited-style-name="Visited_20_Internet_20_Link"><text:span text:style-name="T9">ouisville</text:span></text:a><text:span text:style-name="T9"> | 08-2021 / current </text:span></text:p>
      <text:p text:style-name="P8">FEWD Mentor | Louisville, KY</text:p>
      <text:p text:style-name="Text_20_body"><text:span text:style-name="T4">Main responsibility is mentoring students in front-end web development(FEWD). </text:span><text:a xlink:type="simple" xlink:href="https://s3.us-west-2.amazonaws.com/alchemymomentum.com/resume/index.html#footnote" text:style-name="Internet_20_link" text:visited-style-name="Visited_20_Internet_20_Link"><text:span text:style-name="T4">[1]</text:span></text:a><text:span text:style-name="T4"> Since soft skills gap has only grown, employers have started to pay a premium for </text:span><text:span text:style-name="T5">soft skills</text:span><text:span text:style-name="T4">, so I mentor with soft skills first and FEWD skills 2nd. Encourage students to think out their projects with a wire frame, keeping it simple and you can build it up from there if they chose to do so. I focus on mobile first and CSS Grid and Flex-box layouts techniques. I like setting the JavaScript foundation at its' basics, with small snippets on a form. I encourage students not to copy and paste code snippets from googling the search engines, but to learn why validation is important and how the logic flows. </text:span></text:p>
      <text:p text:style-name="P10"><text:a xlink:type="simple" xlink:href="https://jefferson.kctcs.edu/" office:target-frame-name="_blank" xlink:show="new" text:style-name="Internet_20_link" text:visited-style-name="Visited_20_Internet_20_Link"><text:span text:style-name="T8"/></text:a></text:p>
      <text:p text:style-name="P10"><text:a xlink:type="simple" xlink:href="https://jefferson.kctcs.edu/" office:target-frame-name="_blank" xlink:show="new" text:style-name="Internet_20_link" text:visited-style-name="Visited_20_Internet_20_Link"><text:span text:style-name="T8"/></text:a></text:p>
      <text:p text:style-name="P10"><text:a xlink:type="simple" xlink:href="https://jefferson.kctcs.edu/" office:target-frame-name="_blank" xlink:show="new" text:style-name="Internet_20_link" text:visited-style-name="Visited_20_Internet_20_Link"><text:span text:style-name="T8"/></text:a></text:p>
      <text:p text:style-name="P10"><text:soft-page-break/><text:a xlink:type="simple" xlink:href="https://jefferson.kctcs.edu/" office:target-frame-name="_blank" xlink:show="new" text:style-name="Internet_20_link" text:visited-style-name="Visited_20_Internet_20_Link"><text:span text:style-name="T8"/></text:a></text:p>
      <text:p text:style-name="P10"><text:a xlink:type="simple" xlink:href="https://jefferson.kctcs.edu/" office:target-frame-name="_blank" xlink:show="new" text:style-name="Internet_20_link" text:visited-style-name="Visited_20_Internet_20_Link"><text:span text:style-name="T8">K</text:span></text:a><text:a xlink:type="simple" xlink:href="https://jefferson.kctcs.edu/" office:target-frame-name="_blank" xlink:show="new" text:style-name="Internet_20_link" text:visited-style-name="Visited_20_Internet_20_Link"><text:span text:style-name="T9">CTC</text:span></text:a><text:span text:style-name="T9"> | 01-2020 / 05-2020</text:span></text:p>
      <text:p text:style-name="P8">CIT Lab Supervisor | Louisville, KY</text:p>
      <text:p text:style-name="Text_20_body"><text:span text:style-name="T4">Main responsibility was to the CIT105 student, that they could ask questions regarding their assignments and get the help they need. It was important to have that personal engagement with the student, it help </text:span><text:span text:style-name="T5">communicate</text:span><text:span text:style-name="T4"> and filter thru to find the underlying issue, which was preventing a student from moving forward. I noticed students were not comprehending the assignments; they didn't know what a particular assignment was asking them to complete. I understood where they were coming from, being a recent graduate at the school. Sometimes students just need more time, to be engaged with the assignment, and to clarify any misunderstanding. </text:span></text:p>
      <text:p text:style-name="P10"><text:span text:style-name="T8">K</text:span><text:span text:style-name="T9">CTC </text:span><text:span text:style-name="T8">N</text:span><text:span text:style-name="T9">ursing Dept | 01-2019 / 12-2019 </text:span></text:p>
      <text:p text:style-name="P10"><text:a xlink:type="simple" xlink:href="http://alchemymomentum.com/net-db.html" office:target-frame-name="_blank" xlink:show="new" text:style-name="Internet_20_link" text:visited-style-name="Visited_20_Internet_20_Link"><text:span text:style-name="T4">Nursing Eval Tool(NET) DB</text:span></text:a><text:span text:style-name="T4"> | Louisville, KY</text:span></text:p>
      <text:p text:style-name="Text_20_body"><text:span text:style-name="T4">Main responsibility was to create a </text:span><text:span text:style-name="Emphasis"><text:span text:style-name="T4">Nursing Evaluation Tool </text:span></text:span><text:span text:style-name="T5">database</text:span><text:span text:style-name="T4"> for the KCTC Nursing Department. I </text:span><text:span text:style-name="T5">collaborated</text:span><text:span text:style-name="T4"> with an Assistant Professor within the Nursing Department to create a Nursing Evaluation Tool(NET). There was a need to have the students' clinical reports and evaluations dynamically imputed into a database; faculty, in a timely and efficient manner could then evaluate, give student feedback, and create reports required by the state. At that time everything was on paper , in a file cabinet, and outcomes to be sorted and organized to start creating reports for the state. </text:span></text:p>
      <text:p text:style-name="P10"><text:a xlink:type="simple" xlink:href="https://s3.us-west-2.amazonaws.com/alchemymomentum.com/resume/index.html#" office:target-frame-name="_blank" xlink:show="new" text:style-name="Internet_20_link" text:visited-style-name="Visited_20_Internet_20_Link"><text:span text:style-name="T8">L</text:span></text:a><text:a xlink:type="simple" xlink:href="https://s3.us-west-2.amazonaws.com/alchemymomentum.com/resume/index.html#" office:target-frame-name="_blank" xlink:show="new" text:style-name="Internet_20_link" text:visited-style-name="Visited_20_Internet_20_Link"><text:span text:style-name="T9">G&amp;E</text:span></text:a><text:span text:style-name="T9"> - Today's Staffing | 01-2007 / 01-2008</text:span></text:p>
      <text:p text:style-name="P8">Database Development, Clerical and Admin Support | Louisville, KY</text:p>
      <text:p text:style-name="Text_20_body"><text:span text:style-name="T4">Main responsibility within different departments of the company,LG&amp;E, was the creation of a </text:span><text:span text:style-name="Emphasis"><text:span text:style-name="T4">file index </text:span></text:span><text:span text:style-name="T5">database </text:span><text:span text:style-name="T4">for the Rates and Regulator department. I </text:span><text:span text:style-name="T5">collaborated</text:span><text:span text:style-name="T4"> with employees, users of the database, to create a user-friendly system that used their departments verbiage and file indexing. The employees and I physical created labeling for file cabinets and folders and filed accordingly. I trained users on the new file index database and communicated with LG&amp;E IT department to map database to company’s' department network, maintain and backup data. Other departments: Scheduled meetings with Outlook and set up conference calls, receptionist duties. Customer service with Call Center department. </text:span></text:p>
      <text:p text:style-name="P10"><text:a xlink:type="simple" xlink:href="https://opsplus.net/" office:target-frame-name="_blank" xlink:show="new" text:style-name="Internet_20_link" text:visited-style-name="Visited_20_Internet_20_Link"><text:span text:style-name="T8">O</text:span></text:a><text:a xlink:type="simple" xlink:href="https://opsplus.net/" office:target-frame-name="_blank" xlink:show="new" text:style-name="Internet_20_link" text:visited-style-name="Visited_20_Internet_20_Link"><text:span text:style-name="T9">PS Plus</text:span></text:a><text:span text:style-name="T9"> | 02-2005 / 11-2006</text:span></text:p>
      <text:p text:style-name="P8">Records Coordinator | Crestwood, KY</text:p>
      <text:p text:style-name="P7">Main responsibility was to dispatched gas construction jobs and provided technical data and other information for work crews, plumbers and individuals installing gas lines. </text:p>
      <text:p text:style-name="Text_20_body"><text:a xlink:type="simple" xlink:href="https://s3.us-west-2.amazonaws.com/alchemymomentum.com/resume/index.html#footnote2" text:style-name="Internet_20_link" text:visited-style-name="Visited_20_Internet_20_Link"><text:span text:style-name="T4">JiT[2]</text:span></text:a><text:span text:style-name="T5">Personal initiative:</text:span><text:span text:style-name="T4"> Created </text:span><text:span text:style-name="Emphasis"><text:span text:style-name="T4">Daily Log </text:span></text:span><text:span text:style-name="T5">database</text:span><text:span text:style-name="T4"> to follow up with my plumbers, construction crew, and other related customers. Quantitative results were efficiency and productivity. The company adopted my daily log database within the Gas Construction department, they decided to add my database to that company’s' department network. The Daily Log database proved to have the advantage of </text:span><text:span text:style-name="T5">collaboration</text:span><text:span text:style-name="T4"> with employees that may deal with same plumbers, construction crew etc. to improve communication within those individuals.</text:span></text:p>
      <table:table table:name="Table5" table:style-name="Table5">
        <table:table-column table:style-name="Table5.A"/>
        <table:table-column table:style-name="Table5.B"/>
        <table:table-row>
          <table:table-cell table:style-name="Table5.A1" office:value-type="string">
            <text:h text:style-name="P1" text:outline-level="5">Education</text:h>
            <text:list xml:id="list6996883777163059874" text:style-name="L2">
              <text:list-item>
                <text:p text:style-name="P28"><text:span text:style-name="T15">Associate Degree of Applied Science(CIT - Programming Track ),</text:span>Graduated Spring 2020, <text:span text:style-name="T2">KCTC</text:span>. Louisville, KY</text:p>
                <text:p text:style-name="P28"><text:s/></text:p>
              </text:list-item>
            </text:list>
            <text:list xml:id="list943561741858563011" text:style-name="L3">
              <text:list-item>
                <text:p text:style-name="P21"><text:span text:style-name="T15">Certificate, Front-End | Back-End Web Development, Graduated Fall 2015,</text:span><text:span text:style-name="T2"> Code Louisville.</text:span> </text:p>
              </text:list-item>
            </text:list>
          </table:table-cell>
          <table:table-cell table:style-name="Table5.A1" office:value-type="string">
            <text:list xml:id="list1238236250704922769" text:style-name="L4">
              <text:list-header>
                <text:h text:style-name="P16" text:outline-level="5">Certifications</text:h>
              </text:list-header>
              <text:list-item>
                <text:p text:style-name="P29">A+ Prep 2019 </text:p>
              </text:list-item>
              <text:list-item>
                <text:p text:style-name="P29">Computer Tech Basic 2019 </text:p>
              </text:list-item>
              <text:list-item>
                <text:p text:style-name="P22">Net+ Prep 2019 </text:p>
                <text:p text:style-name="P23">Board</text:p>
              </text:list-item>
              <text:list-item>
                <text:p text:style-name="P22"><text:span text:style-name="T2">KCTC CIT</text:span> advisory board | 2019 / current </text:p>
              </text:list-item>
            </text:list>
          </table:table-cell>
        </table:table-row>
      </table:table>
      <table:table table:name="Table1" table:style-name="Table1">
        <table:table-column table:style-name="Table1.A"/>
        <table:table-column table:style-name="Table1.B"/>
        <table:table-row>
          <table:table-cell table:style-name="Table1.A1" office:value-type="string">
            <text:h text:style-name="P2" text:outline-level="5">Online Software Portfolio</text:h>
            <text:p text:style-name="P9"><text:a xlink:type="simple" xlink:href="http://alchemymomentum.com/" office:target-frame-name="_blank" xlink:show="new" text:style-name="Internet_20_link" text:visited-style-name="Visited_20_Internet_20_Link"><text:span text:style-name="T12">http://alchemymomentum.com/</text:span></text:a><text:span text:style-name="T12"> </text:span></text:p>
          </table:table-cell>
          <table:table-cell table:style-name="Table1.A1" office:value-type="string">
            <text:h text:style-name="P2" text:outline-level="5">GitHub</text:h>
            <text:p text:style-name="P12"><text:a xlink:type="simple" xlink:href="https://github.com/errinjohnson/software-dev-portfolio" office:target-frame-name="_blank" xlink:show="new" text:style-name="Internet_20_link" text:visited-style-name="Visited_20_Internet_20_Link"><text:span text:style-name="T12">https://github.com/errinjohnson/software-dev-portfolio</text:span></text:a></text:p>
          </table:table-cell>
        </table:table-row>
      </table:table>
      <text:p text:style-name="P14">[1]Haleh Karimi. "Exploring the Soft Skills Gap of Undergraduate STEM Students Entering the Healthcare Industry: Employer Perspectives and Strategies for Improvement." Dissertation November 6th, 2020. pg. 186 - 211. </text:p>
      <text:p text:style-name="P13"><text:bookmark text:name="footnote2"/><text:span text:style-name="T13">[2]</text:span>Just In Time, team collaboration, research, and or learn a skill to execute a specific jo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Lucida Sans" style:font-size-complex="7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rin Johnson</meta:initial-creator>
    <meta:creation-date>2022-03-01T08:39:19.59</meta:creation-date>
    <dc:date>2022-03-02T19:22:31.95</dc:date>
    <dc:creator>Errin Johnson</dc:creator>
    <meta:editing-duration>PT2H36M54S</meta:editing-duration>
    <meta:editing-cycles>115</meta:editing-cycles>
    <meta:generator>OpenOffice/4.1.11$Win32 OpenOffice.org_project/4111m1$Build-9808</meta:generator>
    <meta:document-statistic meta:table-count="4" meta:image-count="0" meta:object-count="0" meta:page-count="2" meta:paragraph-count="61" meta:word-count="1036" meta:character-count="6629"/>
  </office:meta>
</office:document-meta>
</file>